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background-color="#c0c0c0"/>
    </style:style>
    <style:style style:name="P3" style:family="paragraph" style:parent-style-name="Standard">
      <loext:graphic-properties draw:fill="solid" draw:fill-color="#00ccff"/>
      <style:paragraph-properties fo:text-align="center" style:justify-single-word="false" fo:background-color="#00ccff"/>
    </style:style>
    <style:style style:name="P4" style:family="paragraph" style:parent-style-name="Standard">
      <loext:graphic-properties draw:fill="solid" draw:fill-color="#ccffff"/>
      <style:paragraph-properties fo:text-align="center" style:justify-single-word="false" fo:background-color="#ccffff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cc99"/>
      <style:paragraph-properties fo:text-align="justify" style:justify-single-word="false" fo:background-color="#ffcc99"/>
    </style:style>
    <style:style style:name="P8" style:family="paragraph" style:parent-style-name="Standard">
      <loext:graphic-properties draw:fill="solid" draw:fill-color="#ccffcc"/>
      <style:paragraph-properties fo:text-align="justify" style:justify-single-word="false" fo:background-color="#ccffcc"/>
    </style:style>
    <style:style style:name="P9" style:family="paragraph" style:parent-style-name="Standard">
      <loext:graphic-properties draw:fill="solid" draw:fill-color="#ffff99"/>
      <style:paragraph-properties fo:text-align="justify" style:justify-single-word="false" fo:background-color="#ffff99"/>
    </style:style>
    <style:style style:name="P10" style:family="paragraph" style:parent-style-name="Standard">
      <style:paragraph-properties fo:text-align="justify" style:justify-single-word="false"/>
      <style:text-properties fo:language="fr" fo:country="BE"/>
    </style:style>
    <style:style style:name="P11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fr" fo:country="BE"/>
    </style:style>
    <style:style style:name="P12" style:family="paragraph" style:parent-style-name="Standard">
      <style:paragraph-properties fo:text-align="justify" style:justify-single-word="false"/>
      <style:text-properties fo:language="en" fo:country="GB"/>
    </style:style>
    <style:style style:name="P13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en" fo:country="GB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  <style:text-properties fo:font-size="7pt" style:font-size-asian="7pt"/>
    </style:style>
    <style:style style:name="P16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</style:style>
    <style:style style:name="P17" style:family="paragraph" style:parent-style-name="Standard">
      <loext:graphic-properties draw:fill="solid" draw:fill-color="#ffcc99"/>
      <style:paragraph-properties fo:text-align="justify" style:justify-single-word="false" fo:background-color="#ffcc99" fo:padding-left="0.141cm" fo:padding-right="0.141cm" fo:padding-top="0.035cm" fo:padding-bottom="0.035cm" fo:border="0.51pt solid #00000a"/>
    </style:style>
    <style:style style:name="P18" style:family="paragraph" style:parent-style-name="Standard">
      <loext:graphic-properties draw:fill="solid" draw:fill-color="#ccffcc"/>
      <style:paragraph-properties fo:text-align="justify" style:justify-single-word="false" fo:background-color="#ccffcc" fo:padding-left="0.141cm" fo:padding-right="0.141cm" fo:padding-top="0.035cm" fo:padding-bottom="0.035cm" fo:border="0.51pt solid #00000a"/>
    </style:style>
    <style:style style:name="P19" style:family="paragraph" style:parent-style-name="Standard">
      <loext:graphic-properties draw:fill="solid" draw:fill-color="#ffff99"/>
      <style:paragraph-properties fo:text-align="justify" style:justify-single-word="false" fo:background-color="#ffff99" fo:padding-left="0.141cm" fo:padding-right="0.141cm" fo:padding-top="0.035cm" fo:padding-bottom="0.035cm" fo:border="0.51pt solid #00000a"/>
    </style:style>
    <style:style style:name="P20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en" fo:country="GB"/>
    </style:style>
    <style:style style:name="P21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en" fo:country="US"/>
    </style:style>
    <style:style style:name="P22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fr" fo:country="BE"/>
    </style:style>
    <style:style style:name="P23" style:family="paragraph" style:parent-style-name="Standard">
      <style:paragraph-properties fo:margin-left="2.54cm" fo:margin-right="0cm" fo:text-align="justify" style:justify-single-word="false" fo:text-indent="-2.54cm" style:auto-text-indent="false"/>
    </style:style>
    <style:style style:name="P24" style:family="paragraph" style:parent-style-name="Standard" style:master-page-name="Standard">
      <loext:graphic-properties draw:fill="solid" draw:fill-color="#ffcc00"/>
      <style:paragraph-properties fo:text-align="center" style:justify-single-word="false" style:page-number="auto" fo:background-color="#ffcc00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15pt" fo:font-weight="bold" style:font-size-asian="15pt" style:font-weight-asian="bold" style:font-weight-complex="bold"/>
    </style:style>
    <style:style style:name="T3" style:family="text">
      <style:text-properties style:font-name="Arial Narrow" fo:language="fr" fo:country="BE"/>
    </style:style>
    <style:style style:name="T4" style:family="text">
      <style:text-properties fo:font-size="13pt" style:text-underline-style="solid" style:text-underline-width="auto" style:text-underline-color="font-color" fo:font-weight="bold" style:font-size-asian="13pt" style:font-weight-asian="bold" style:font-weight-complex="bold"/>
    </style:style>
    <style:style style:name="T5" style:family="text">
      <style:text-properties fo:font-size="13pt" fo:font-weight="bold" style:font-size-asian="13pt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GB"/>
    </style:style>
    <style:style style:name="T9" style:family="text">
      <style:text-properties fo:language="fr" fo:country="BE"/>
    </style:style>
    <style:style style:name="T10" style:family="text">
      <style:text-properties fo:language="en" fo:country="US"/>
    </style:style>
    <style:style style:name="T11" style:family="text">
      <style:text-properties fo:color="#ff0000" style:font-name="Arial Narrow" fo:font-size="15pt" fo:font-weight="bold" style:font-size-asian="15pt" style:font-weight-asian="bold" style:font-weight-complex="bold"/>
    </style:style>
    <style:style style:name="T12" style:family="text">
      <style:text-properties fo:color="#ff66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-start text:name="_GoBack"/><text:span text:style-name="T2">453---SYSTEME D'EXPLOITATION - e-learning - Séquence 14</text:span><text:bookmark-end text:name="_GoBack"/></text:p>
      <text:p text:style-name="P2"><text:span text:style-name="T2">Programmation de scripts – 3</text:span></text:p>
      <text:p text:style-name="P5"/>
      <text:p text:style-name="P14"><text:span text:style-name="T4">Légende</text:span><text:span text:style-name="T5"> :</text:span></text:p>
      <text:p text:style-name="P15"/>
      <text:p text:style-name="P16">Explications sur fond blanc</text:p>
      <text:p text:style-name="P17">Exercice à accomplir sur fond rouge clair</text:p>
      <text:p text:style-name="P18">Une ou plusieurs solutions possibles pour l’exécution de commande sur fond vert clair</text:p>
      <text:p text:style-name="P19">Une solution possible pour la rédaction du script sur fond jaune clair</text:p>
      <text:p text:style-name="P6"/>
      <text:p text:style-name="P6"/>
      <text:p text:style-name="P6"/>
      <text:p text:style-name="P6">En programmation de scripts shell, certains paramètres sont utilisables :</text:p>
      <text:p text:style-name="P6"/>
      <text:p text:style-name="P23">$0<text:tab/><text:tab/>Le nom du script (s’il se trouve dans le répertoire de travail)</text:p>
      <text:p text:style-name="P23"><text:tab/><text:tab/>ou le chemin d’accès absolu du script</text:p>
      <text:p text:style-name="P6"/>
      <text:p text:style-name="P23">$1 ; $2 ; …<text:tab/><text:tab/>Le premier paramètre du script ; le deuxième paramètre du script ; …</text:p>
      <text:p text:style-name="P6"/>
      <text:p text:style-name="P23">$#<text:tab/><text:tab/>Le nombre de paramètres du script</text:p>
      <text:p text:style-name="P6"/>
      <text:p text:style-name="P23">$* ou $@<text:tab/><text:tab/>L’ensemble des paramètres du script</text:p>
      <text:p text:style-name="P10"/>
      <text:p text:style-name="P10"/>
      <text:p text:style-name="P10"/>
      <text:p text:style-name="P6">Une commande ou un script, dont l’exécution se termine, émet toujours un « code numérique de retour », appelé « exit status », reçu par le shell qui a déclenché l’exécution (valeurs possibles pour ce code : de 0 à 255 – la valeur 0 représente une exécution réussie, ou une valeur logique Vrai, tandis qu’une valeur différente de 0 représente une erreur d’exécution).</text:p>
      <text:p text:style-name="P6"/>
      <text:p text:style-name="P6">Ce code est utilisable dans la programmation de scripts shell ; en effet, « ? » est le nom de la variable prédéfinie du shell qui est automatiquement initialisée avec le code de retour de la dernière exécution.</text:p>
      <text:p text:style-name="P6"/>
      <text:p text:style-name="P6"/>
      <text:p text:style-name="P6"/>
      <text:p text:style-name="P1"><text:span text:style-name="T6">Quelques commandes</text:span><text:span text:style-name="T7"> :</text:span></text:p>
      <text:p text:style-name="P6"/>
      <text:p text:style-name="P6"/>
      <text:p text:style-name="P6"/>
      <text:p text:style-name="P6">La commande « read » permet de créer une variable et lui affecter une valeur lue à partir de l’entrée standard (c’est-à-dire le clavier).</text:p>
      <text:p text:style-name="P6"/>
      <text:p text:style-name="P10"/>
      <text:p text:style-name="P10"/>
      <text:p text:style-name="P16"><text:span text:style-name="T8">READ(2)</text:span></text:p>
      <text:p text:style-name="P20"/>
      <text:p text:style-name="P16"><text:span text:style-name="T8">NAME</text:span></text:p>
      <text:p text:style-name="P16"><text:soft-page-break/><text:span text:style-name="T8"><text:s text:c="7"/>read - read from a file descriptor</text:span></text:p>
      <text:p text:style-name="P12"/>
      <text:p text:style-name="P12"/>
      <text:p text:style-name="P12"/>
      <text:p text:style-name="P6"><text:span text:style-name="T9">Les trois premiers « file descriptors » (variable système fd), dans le système d’exploitation, [fd = 0, 1, 2] concernent les trois fichiers spéciaux </text:span>de périphérique <text:span text:style-name="T9">caractère suivants :</text:span></text:p>
      <text:p text:style-name="P10"/>
      <text:p text:style-name="P6"><text:span text:style-name="T1">entrée standard (STDIN)<text:tab/><text:tab/></text:span><text:span text:style-name="T3">[fd = 0]</text:span><text:span text:style-name="T1"><text:tab/><text:tab/>[lecture d’information à partir du clavier]</text:span></text:p>
      <text:p text:style-name="P6"><text:span text:style-name="T1">sortie standard (STDOUT)<text:tab/><text:tab/></text:span><text:span text:style-name="T3">[fd = 1]</text:span><text:span text:style-name="T1"><text:tab/><text:tab/>[écriture d’information sur le terminal]</text:span></text:p>
      <text:p text:style-name="P6"><text:span text:style-name="T1">sortie d’erreur standard (STDERR)<text:tab/></text:span><text:span text:style-name="T3">[fd = 2]</text:span><text:span text:style-name="T1"><text:tab/><text:tab/>[écriture de message d’erreur sur le terminal]</text:span></text:p>
      <text:p text:style-name="P10"/>
      <text:p text:style-name="P10"/>
      <text:p text:style-name="P10"/>
      <text:p text:style-name="P16"><text:span text:style-name="T10">IF</text:span></text:p>
      <text:p text:style-name="P21"/>
      <text:p text:style-name="P16"><text:span text:style-name="T8">NAME</text:span></text:p>
      <text:p text:style-name="P16"><text:span text:style-name="T8"><text:s text:c="7"/>if - Conditionally perform a command (as test-commands has an exit status of zero)</text:span></text:p>
      <text:p text:style-name="P20"/>
      <text:p text:style-name="P16"><text:span text:style-name="T8">SYNTAX</text:span></text:p>
      <text:p text:style-name="P16"><text:span text:style-name="T8"><text:s text:c="7"/>if test-commands</text:span></text:p>
      <text:p text:style-name="P16"><text:span text:style-name="T8"><text:s text:c="7"/>then consequent-commands</text:span></text:p>
      <text:p text:style-name="P16"><text:span text:style-name="T8"><text:s text:c="7"/>[elif more-test-commands</text:span></text:p>
      <text:p text:style-name="P16"><text:span text:style-name="T8"><text:s text:c="7"/>then more-consequents]</text:span></text:p>
      <text:p text:style-name="P16"><text:span text:style-name="T8"><text:s text:c="7"/>[else alternate-consequents]</text:span></text:p>
      <text:p text:style-name="P16"><text:span text:style-name="T8"><text:s text:c="7"/>fi</text:span></text:p>
      <text:p text:style-name="P12"/>
      <text:p text:style-name="P12"/>
      <text:p text:style-name="P12"/>
      <text:p text:style-name="P16"><text:span text:style-name="T8">WHILE</text:span></text:p>
      <text:p text:style-name="P20"/>
      <text:p text:style-name="P16"><text:span text:style-name="T8">NAME</text:span></text:p>
      <text:p text:style-name="P16"><text:span text:style-name="T8"><text:s text:c="7"/>while - Execute consequent-commands as long as test-commands has an exit status</text:span></text:p>
      <text:p text:style-name="P16"><text:span text:style-name="T8"><text:s text:c="7"/>of zero</text:span></text:p>
      <text:p text:style-name="P20"/>
      <text:p text:style-name="P16"><text:span text:style-name="T8">SYNTAX</text:span></text:p>
      <text:p text:style-name="P16"><text:span text:style-name="T8"><text:s text:c="7"/>while test-commands</text:span></text:p>
      <text:p text:style-name="P16"><text:span text:style-name="T8"><text:s text:c="7"/>do consequent-commands</text:span></text:p>
      <text:p text:style-name="P16"><text:span text:style-name="T8"><text:s text:c="7"/>done</text:span></text:p>
      <text:p text:style-name="P12"/>
      <text:p text:style-name="P12"/>
      <text:p text:style-name="P12"/>
      <text:p text:style-name="P16"><text:span text:style-name="T8">FOR</text:span></text:p>
      <text:p text:style-name="P20"/>
      <text:p text:style-name="P16"><text:span text:style-name="T8">NAME</text:span></text:p>
      <text:p text:style-name="P16"><text:span text:style-name="T8"><text:s text:c="7"/>for - Expand words, and execute commands once for each member in the</text:span></text:p>
      <text:p text:style-name="P16"><text:span text:style-name="T8"><text:s text:c="7"/>resultant list, with name bound to the current member</text:span></text:p>
      <text:p text:style-name="P20"><text:soft-page-break/></text:p>
      <text:p text:style-name="P16"><text:span text:style-name="T8">SYNTAX</text:span></text:p>
      <text:p text:style-name="P16"><text:span text:style-name="T8"><text:s text:c="7"/>for name [in words ...]</text:span></text:p>
      <text:p text:style-name="P16"><text:span text:style-name="T8"><text:s text:c="7"/>do commands</text:span></text:p>
      <text:p text:style-name="P16"><text:span text:style-name="T8"><text:s text:c="7"/>done</text:span></text:p>
      <text:p text:style-name="P20"/>
      <text:p text:style-name="P16"><text:span text:style-name="T8"><text:s text:c="7"/>for (( expr1 ; expr2 ; expr3 ))</text:span></text:p>
      <text:p text:style-name="P16"><text:span text:style-name="T8"><text:s text:c="7"/>do commands</text:span></text:p>
      <text:p text:style-name="P16"><text:span text:style-name="T8"><text:s text:c="7"/>done</text:span></text:p>
      <text:p text:style-name="P12"/>
      <text:p text:style-name="P12"/>
      <text:p text:style-name="P12"/>
      <text:p text:style-name="P16"><text:span text:style-name="T8">CASE</text:span></text:p>
      <text:p text:style-name="P20"/>
      <text:p text:style-name="P16"><text:span text:style-name="T8">NAME</text:span></text:p>
      <text:p text:style-name="P16"><text:span text:style-name="T8"><text:s text:c="7"/>case - Conditionally perform a command, case will selectively execute the</text:span></text:p>
      <text:p text:style-name="P16"><text:span text:style-name="T8"><text:s text:c="7"/>command-list corresponding to the first pattern that matches word</text:span></text:p>
      <text:p text:style-name="P20"/>
      <text:p text:style-name="P16"><text:span text:style-name="T8">SYNTAX</text:span></text:p>
      <text:p text:style-name="P16"><text:span text:style-name="T8"><text:s text:c="7"/>case word in</text:span></text:p>
      <text:p text:style-name="P16"><text:span text:style-name="T8"><text:s text:c="7"/>[ [(] pattern [| pattern]...) command-list ;;]...</text:span></text:p>
      <text:p text:style-name="P16"><text:span text:style-name="T8"><text:s text:c="7"/></text:span><text:span text:style-name="T9">[ *) command-list ;;]</text:span></text:p>
      <text:p text:style-name="P16"><text:span text:style-name="T9"><text:s text:c="7"/>esac</text:span></text:p>
      <text:p text:style-name="P10"/>
      <text:p text:style-name="P10"/>
      <text:p text:style-name="P10"/>
      <text:p text:style-name="P16"><text:span text:style-name="T9">TEST(1)</text:span></text:p>
      <text:p text:style-name="P22"/>
      <text:p text:style-name="P16"><text:span text:style-name="T9">NOM</text:span></text:p>
      <text:p text:style-name="P16"><text:span text:style-name="T9"><text:s text:c="7"/>test - Vérifier le type d'un fichier, et comparer des valeurs</text:span></text:p>
      <text:p text:style-name="P22"/>
      <text:p text:style-name="P16"><text:span text:style-name="T9">SYNOPSIS</text:span></text:p>
      <text:p text:style-name="P16"><text:span text:style-name="T9"><text:s text:c="7"/>test EXPRESSION</text:span></text:p>
      <text:p text:style-name="P16"><text:span text:style-name="T9"><text:s text:c="7"/>test</text:span></text:p>
      <text:p text:style-name="P22"/>
      <text:p text:style-name="P16"><text:span text:style-name="T9"><text:s text:c="7"/>[ EXPRESSION ]</text:span></text:p>
      <text:p text:style-name="P16"><text:span text:style-name="T9"><text:s text:c="7"/>[ ]</text:span></text:p>
      <text:p text:style-name="P16"><text:span text:style-name="T9"><text:s text:c="7"/>[ OPTION ]</text:span></text:p>
      <text:p text:style-name="P22"/>
      <text:p text:style-name="P16"><text:span text:style-name="T9">DESCRIPTION</text:span></text:p>
      <text:p text:style-name="P16"><text:span text:style-name="T9"><text:s text:c="7"/>Quitter avec un code de retour déterminé par EXPRESSION.</text:span></text:p>
      <text:p text:style-name="P16"><text:span text:style-name="T9"><text:s text:c="7"/>Une expression omise est fausse par défaut. Sinon, EXPRESSION est évaluée</text:span></text:p>
      <text:p text:style-name="P16"><text:span text:style-name="T9"><text:s text:c="7"/>comme vraie ou fausse, et détermine la valeur de retour.</text:span></text:p>
      <text:p text:style-name="P6"/>
      <text:p text:style-name="P6"/>
      <text:p text:style-name="P6"/>
      <text:p text:style-name="P6">Syntaxe de la commande test (utilisable avec if ou while) :</text:p>
      <text:p text:style-name="P6"/>
      <text:p text:style-name="P6"><text:span text:style-name="T8">if test liste_d_options ; then … ; elif … ; then … ; else … ; fi</text:span></text:p>
      <text:p text:style-name="P12"/>
      <text:p text:style-name="P6"><text:soft-page-break/><text:span text:style-name="T8">if [ liste_d_options ] ; then … ; elif … ; then … ; else … ; fi</text:span></text:p>
      <text:p text:style-name="P12"/>
      <text:p text:style-name="P12"/>
      <text:p text:style-name="P12"/>
      <text:p text:style-name="P6">Quelques options :</text:p>
      <text:p text:style-name="P6"/>
      <text:p text:style-name="P6">-e fichier<text:tab/><text:tab/><text:tab/>Vrai si fichier existe</text:p>
      <text:p text:style-name="P6">-f fichier<text:tab/><text:tab/><text:tab/>Vrai si fichier est un Fichier ordinaire</text:p>
      <text:p text:style-name="P6">-d fichier<text:tab/><text:tab/><text:tab/>Vrai si fichier est un Répertoire</text:p>
      <text:p text:style-name="P6"/>
      <text:p text:style-name="P6">chaine1 = chaine2<text:tab/><text:tab/>Vrai si chaine1 et chaine2 sont identiques</text:p>
      <text:p text:style-name="P6">chaine1 != chaine2<text:tab/><text:tab/>Vrai si chaine1 et chaine2 sont différentes</text:p>
      <text:p text:style-name="P6"/>
      <text:p text:style-name="P6">Nombre1 -eq Nombre2<text:tab/>Vrai si Nombre1 = Nombre2</text:p>
      <text:p text:style-name="P6">Nombre1 -ne Nombre2<text:tab/>Vrai si Nombre1 ≠ Nombre2</text:p>
      <text:p text:style-name="P6">Nombre1 -lt Nombre2<text:tab/>Vrai si Nombre1 &lt; Nombre2</text:p>
      <text:p text:style-name="P6">Nombre1 -le Nombre2<text:tab/>Vrai si Nombre1 ≤ Nombre2</text:p>
      <text:p text:style-name="P6">Nombre1<text:span text:style-name="T9"> -gt</text:span> Nombre2<text:span text:style-name="T9"><text:tab/></text:span>Vrai si Nombre1 <text:span text:style-name="T9">&gt;</text:span> Nombre2</text:p>
      <text:p text:style-name="P6">Nombre1<text:span text:style-name="T9"> -ge</text:span> Nombre2<text:span text:style-name="T9"><text:tab/></text:span>Vrai si Nombre1 <text:span text:style-name="T9">≥</text:span> Nombre2</text:p>
      <text:p text:style-name="P10"/>
      <text:p text:style-name="P10"/>
      <text:p text:style-name="P10"/>
      <text:p text:style-name="P6">Quelques opérateurs booléens :</text:p>
      <text:p text:style-name="P6"/>
      <text:p text:style-name="P6">! option<text:tab/><text:tab/><text:tab/>Vrai si option est fausse</text:p>
      <text:p text:style-name="P6">option1 -a option2<text:tab/><text:tab/>Vrai si option1 et option2 sont vraies</text:p>
      <text:p text:style-name="P6">option1 -o option2<text:tab/><text:tab/>Vrai si option1 ou option2 est vraie</text:p>
      <text:p text:style-name="P6"/>
      <text:p text:style-name="P6"/>
      <text:p text:style-name="P6"/>
      <text:p text:style-name="P6">Syntaxe des opérateurs &amp;&amp; et || :</text:p>
      <text:p text:style-name="P6"/>
      <text:p text:style-name="P6">Commande1 &amp;&amp; Commande2<text:tab/>if Commande1 ; then Commande2 ; fi</text:p>
      <text:p text:style-name="P6">Commande1 || Commande2<text:tab/><text:tab/>if Commande1 ; then : ; else Commande2 ; fi</text:p>
      <text:p text:style-name="P6"/>
      <text:p text:style-name="P6">: est une commande qui renvoie toujours la valeur logique Vrai.</text:p>
      <text:p text:style-name="P6"/>
      <text:p text:style-name="P10"/>
      <text:p text:style-name="P10"/>
      <text:p text:style-name="P1"><text:span text:style-name="T6">Un fichier</text:span><text:span text:style-name="T7"> :</text:span></text:p>
      <text:p text:style-name="P6"/>
      <text:p text:style-name="P6"/>
      <text:p text:style-name="P6"/>
      <text:p text:style-name="P6">« /dev/null » est un fichier spécial utilisé comme une poubelle : on y redirige les messages d’erreurs que l’on veut ignorer.</text:p>
      <text:p text:style-name="P6"/>
      <text:p text:style-name="P6"/>
      <text:p text:style-name="P6"/>
      <text:p text:style-name="P3"><text:span text:style-name="T11">LABORATOIRE – Programmation de scripts – 3</text:span></text:p>
      <text:p text:style-name="P6"/>
      <text:p text:style-name="P6"><text:soft-page-break/></text:p>
      <text:p text:style-name="P6"/>
      <text:p text:style-name="P4"><text:span text:style-name="T12">Dans la distribution Debian GNU/Linux :</text:span></text:p>
      <text:p text:style-name="P6"/>
      <text:p text:style-name="P6"/>
      <text:p text:style-name="P6"/>
      <text:p text:style-name="P6">Dans la suite, le nom de l’utilisateur ordinaire sera représenté par le mot « user ».</text:p>
      <text:p text:style-name="P6"/>
      <text:p text:style-name="P6"/>
      <text:p text:style-name="P6"/>
      <text:p text:style-name="P7">Connectez-vous dans un terminal</text:p>
      <text:p text:style-name="P6"/>
      <text:p text:style-name="P6"/>
      <text:p text:style-name="P6"/>
      <text:p text:style-name="P6">Paramètres d’un script :</text:p>
      <text:p text:style-name="P6"/>
      <text:p text:style-name="P23">$0<text:tab/><text:tab/>Le nom du script (s’il se trouve dans le répertoire de travail)</text:p>
      <text:p text:style-name="P23"><text:tab/><text:tab/>ou le chemin d’accès absolu du script</text:p>
      <text:p text:style-name="P6"/>
      <text:p text:style-name="P23">$1 ; $2 ; …<text:tab/><text:tab/>Le premier paramètre du script ; le deuxième paramètre du script ; …</text:p>
      <text:p text:style-name="P6"/>
      <text:p text:style-name="P23">$#<text:tab/><text:tab/>Le nombre de paramètres du script</text:p>
      <text:p text:style-name="P6"/>
      <text:p text:style-name="P23">$* ou $@<text:tab/><text:tab/>L’ensemble des paramètres du script</text:p>
      <text:p text:style-name="P6"/>
      <text:p text:style-name="P7">Dans ~, enregistrez sous le nom « scriptparam » un fichier de script qui affiche le nom (ou le chemin) du script, puis le premier paramètre, puis le deuxième paramètre, puis tous les paramètres et enfin le nombre de paramètres</text:p>
      <text:p text:style-name="P6"/>
      <text:p text:style-name="P8">gedit scriptparam</text:p>
      <text:p text:style-name="P8"/>
      <text:p text:style-name="P9">#!/bin/bash</text:p>
      <text:p text:style-name="P9"># Un script qui affiche des informations sur les paramètres du script</text:p>
      <text:p text:style-name="P9"/>
      <text:p text:style-name="P9">echo</text:p>
      <text:p text:style-name="P9">echo "Voici le nom (ou le chemin) du script :<text:tab/><text:tab/>$0"</text:p>
      <text:p text:style-name="P9">echo</text:p>
      <text:p text:style-name="P9">echo "Voici le premier parametre :<text:tab/><text:tab/><text:tab/><text:tab/>$1"</text:p>
      <text:p text:style-name="P9">echo "Voici le deuxieme parametre :<text:tab/><text:tab/><text:tab/><text:tab/>$2"</text:p>
      <text:p text:style-name="P9">echo</text:p>
      <text:p text:style-name="P9">echo "Voici tous les parametres :<text:tab/><text:tab/><text:tab/><text:tab/>$*"</text:p>
      <text:p text:style-name="P9">echo "Voici le nombre de parametres :<text:tab/><text:tab/><text:tab/>$#"</text:p>
      <text:p text:style-name="P9">echo</text:p>
      <text:p text:style-name="P6"/>
      <text:p text:style-name="P6"/>
      <text:p text:style-name="P6"/>
      <text:p text:style-name="P7">Exécutez un dump du fichier scriptparam sur le terminal</text:p>
      <text:p text:style-name="P6"/>
      <text:p text:style-name="P8">cat scriptparam</text:p>
      <text:p text:style-name="P6"/>
      <text:p text:style-name="P6"><text:soft-page-break/></text:p>
      <text:p text:style-name="P6"/>
      <text:p text:style-name="P7">Lancez un shell bash qui exécute scriptparam en lui passant cinq paramètres</text:p>
      <text:p text:style-name="P6"/>
      <text:p text:style-name="P8"><text:span text:style-name="T8">bash scriptparam A B C D E</text:span></text:p>
      <text:p text:style-name="P12"/>
      <text:p text:style-name="P12"/>
      <text:p text:style-name="P12"/>
      <text:p text:style-name="P7">Essayez d’afficher des pages de manuel concernant les commandes if, while, for et case</text:p>
      <text:p text:style-name="P6"/>
      <text:p text:style-name="P8"><text:span text:style-name="T8">man if</text:span></text:p>
      <text:p text:style-name="P13"/>
      <text:p text:style-name="P8"><text:span text:style-name="T8">man while</text:span></text:p>
      <text:p text:style-name="P13"/>
      <text:p text:style-name="P8"><text:span text:style-name="T8">man for</text:span></text:p>
      <text:p text:style-name="P13"/>
      <text:p text:style-name="P8"><text:span text:style-name="T9">man case</text:span></text:p>
      <text:p text:style-name="P10"/>
      <text:p text:style-name="P10"/>
      <text:p text:style-name="P10"/>
      <text:p text:style-name="P7">Lancez un navigateur et, dans un moteur de recherche sur Internet, recherchez des pages de manuel concernant les commandes if, while, for et case</text:p>
      <text:p text:style-name="P6"/>
      <text:p text:style-name="P10"/>
      <text:p text:style-name="P10"/>
      <text:p text:style-name="P6">Une commande UNIX, un script, dont l’exécution se termine, émet un code numérique de retour, appelé « exit status », reçu par le shell qui a déclenché l’exécution (valeurs : de 0 à 255 – valeur 0 : exécution réussie ou valeur logique Vrai).</text:p>
      <text:p text:style-name="P6"/>
      <text:p text:style-name="P6">? est la variable prédéfinie du shell qui est automatiquement initialisée avec le code de retour de la dernière exécution.</text:p>
      <text:p text:style-name="P6"/>
      <text:p text:style-name="P6">/dev/null est un fichier spécial utilisé comme une poubelle : on y redirige les messages d’erreurs que l’on veut ignorer.</text:p>
      <text:p text:style-name="P6"/>
      <text:p text:style-name="P7">Dans ~, enregistrez sous le nom « scriptcreerep » un fichier de script qui demande à l’utilisateur de saisir un nom de répertoire à créer, puis qui utilise une alternative pour soit le créer et afficher : le code de retour, puis « Création réussie », soit afficher : le code de retour, puis « Echec de l’opération », dans le cas où le répertoire existe déjà (sans affichage d’un message d’erreur système)</text:p>
      <text:p text:style-name="P6"/>
      <text:p text:style-name="P8">gedit scriptcreerep</text:p>
      <text:p text:style-name="P8"/>
      <text:p text:style-name="P9">#!/bin/bash</text:p>
      <text:p text:style-name="P9"># Un script qui crée un répertoire s’il le peut</text:p>
      <text:p text:style-name="P9"/>
      <text:p text:style-name="P9">echo</text:p>
      <text:p text:style-name="P9">echo -n "Quel est le nom du repertoire a creer ? <text:span text:style-name="T9">"</text:span></text:p>
      <text:p text:style-name="P9"><text:span text:style-name="T9">read nom_rep</text:span></text:p>
      <text:p text:style-name="P9"><text:span text:style-name="T9">echo</text:span></text:p>
      <text:p text:style-name="P9"><text:soft-page-break/>if mkdir $nom_rep 2&gt; /dev/null<text:tab/># Création du répertoire, s’il n’existe pas encore</text:p>
      <text:p text:style-name="P9"><text:tab/><text:tab/><text:tab/><text:tab/><text:tab/><text:span text:style-name="T9"># Mais s’il existe déjà, alors le message d’erreur</text:span></text:p>
      <text:p text:style-name="P9"><text:tab/><text:tab/><text:tab/><text:tab/><text:tab/><text:span text:style-name="T9"># ne s’affiche pas, car on a programmé ici</text:span></text:p>
      <text:p text:style-name="P9"><text:tab/><text:tab/><text:tab/><text:tab/><text:tab/><text:span text:style-name="T9"># la </text:span>redirection de la sortie d’erreur standard</text:p>
      <text:p text:style-name="P9"><text:tab/><text:tab/><text:tab/><text:tab/><text:tab/><text:span text:style-name="T10"># [fd = 2] vers /dev/null</text:span></text:p>
      <text:p text:style-name="P9"><text:span text:style-name="T8">then</text:span></text:p>
      <text:p text:style-name="P9"><text:span text:style-name="T8"><text:tab/>echo $?</text:span></text:p>
      <text:p text:style-name="P9"><text:span text:style-name="T8"><text:tab/></text:span><text:span text:style-name="T9">echo "Creation reussie"</text:span></text:p>
      <text:p text:style-name="P9"><text:span text:style-name="T9">else</text:span></text:p>
      <text:p text:style-name="P9"><text:span text:style-name="T9"><text:tab/>echo $?</text:span></text:p>
      <text:p text:style-name="P9"><text:span text:style-name="T9"><text:tab/>echo "Echec de l’operation"</text:span></text:p>
      <text:p text:style-name="P9">fi</text:p>
      <text:p text:style-name="P9">echo</text:p>
      <text:p text:style-name="P6"/>
      <text:p text:style-name="P6"/>
      <text:p text:style-name="P6"/>
      <text:p text:style-name="P7">Exécutez un dump du fichier scriptcreerep sur le terminal</text:p>
      <text:p text:style-name="P6"/>
      <text:p text:style-name="P8">cat scriptcreerep</text:p>
      <text:p text:style-name="P6"/>
      <text:p text:style-name="P6"/>
      <text:p text:style-name="P6"/>
      <text:p text:style-name="P7">Vérifiez qu’aucun répertoire « repessai » n’existe</text:p>
      <text:p text:style-name="P6"/>
      <text:p text:style-name="P8">ls -l repessai</text:p>
      <text:p text:style-name="P6"/>
      <text:p text:style-name="P6"/>
      <text:p text:style-name="P6"/>
      <text:p text:style-name="P7">Si un répertoire « repessai » existe, supprimez-le (récursivement et de manière forcée)</text:p>
      <text:p text:style-name="P6"/>
      <text:p text:style-name="P8">rm -rf repessai</text:p>
      <text:p text:style-name="P6"/>
      <text:p text:style-name="P6"/>
      <text:p text:style-name="P6"/>
      <text:p text:style-name="P7">Lancez un shell bash qui exécute scriptcreerep, pour créer le répertoire « repessai »</text:p>
      <text:p text:style-name="P6"/>
      <text:p text:style-name="P8">bash scriptcreerep</text:p>
      <text:p text:style-name="P8"/>
      <text:p text:style-name="P8">repessai</text:p>
      <text:p text:style-name="P6"/>
      <text:p text:style-name="P6"/>
      <text:p text:style-name="P6"/>
      <text:p text:style-name="P7">Recommencez l’exécution, le répertoire « repessai » étant déjà créé</text:p>
      <text:p text:style-name="P6"/>
      <text:p text:style-name="P6"/>
      <text:p text:style-name="P6"/>
      <text:p text:style-name="P6">Syntaxe des opérateurs &amp;&amp; et || :</text:p>
      <text:p text:style-name="P6"/>
      <text:p text:style-name="P6">Commande1 &amp;&amp; Commande2<text:tab/>if Commande1 ; then Commande2 ; fi</text:p>
      <text:p text:style-name="P6">Commande1 || Commande2<text:tab/><text:tab/>if Commande1 ; then : ; else Commande2 ; fi</text:p>
      <text:p text:style-name="P6"><text:soft-page-break/></text:p>
      <text:p text:style-name="P6">: est une commande qui renvoie toujours la valeur logique Vrai.</text:p>
      <text:p text:style-name="P6"/>
      <text:p text:style-name="P6"/>
      <text:p text:style-name="P6"/>
      <text:p text:style-name="P6">Syntaxe de la commande test (utilisable avec if ou while) :</text:p>
      <text:p text:style-name="P6"/>
      <text:p text:style-name="P6"><text:span text:style-name="T8">if test liste_d_options ; then … ; elif … ; then … ; else … ; fi</text:span></text:p>
      <text:p text:style-name="P12"/>
      <text:p text:style-name="P6"><text:span text:style-name="T8">if [ liste_d_options ] ; then … ; elif … ; then … ; else … ; fi</text:span></text:p>
      <text:p text:style-name="P12"/>
      <text:p text:style-name="P12"/>
      <text:p text:style-name="P12"/>
      <text:p text:style-name="P6">Quelques options :</text:p>
      <text:p text:style-name="P6"/>
      <text:p text:style-name="P6">-e fichier<text:tab/><text:tab/><text:tab/>Vrai si fichier existe</text:p>
      <text:p text:style-name="P6">-f fichier<text:tab/><text:tab/><text:tab/>Vrai si fichier est un Fichier ordinaire</text:p>
      <text:p text:style-name="P6">-d fichier<text:tab/><text:tab/><text:tab/>Vrai si fichier est un Répertoire</text:p>
      <text:p text:style-name="P6"/>
      <text:p text:style-name="P6">chaine1 = chaine2<text:tab/><text:tab/>Vrai si chaine1 et chaine2 sont identiques</text:p>
      <text:p text:style-name="P6">chaine1 != chaine2<text:tab/><text:tab/>Vrai si chaine1 et chaine2 sont différentes</text:p>
      <text:p text:style-name="P6"/>
      <text:p text:style-name="P6">Nombre1 -eq Nombre2<text:tab/>Vrai si Nombre1 = Nombre2</text:p>
      <text:p text:style-name="P6">Nombre1 -ne Nombre2<text:tab/>Vrai si Nombre1 ≠ Nombre2</text:p>
      <text:p text:style-name="P6">Nombre1 -lt Nombre2<text:tab/>Vrai si Nombre1 &lt; Nombre2</text:p>
      <text:p text:style-name="P6">Nombre1 -le Nombre2<text:tab/>Vrai si Nombre1 ≤ Nombre2</text:p>
      <text:p text:style-name="P6">Nombre1<text:span text:style-name="T9"> -gt</text:span> Nombre2<text:span text:style-name="T9"><text:tab/></text:span>Vrai si Nombre1 <text:span text:style-name="T9">&gt;</text:span> Nombre2</text:p>
      <text:p text:style-name="P6">Nombre1<text:span text:style-name="T9"> -ge</text:span> Nombre2<text:span text:style-name="T9"><text:tab/></text:span>Vrai si Nombre1 <text:span text:style-name="T9">≥</text:span> Nombre2</text:p>
      <text:p text:style-name="P10"/>
      <text:p text:style-name="P10"/>
      <text:p text:style-name="P10"/>
      <text:p text:style-name="P6">Quelques opérateurs booléens :</text:p>
      <text:p text:style-name="P6"/>
      <text:p text:style-name="P6">! option<text:tab/><text:tab/><text:tab/>Vrai si option est fausse</text:p>
      <text:p text:style-name="P6">option1 -a option2<text:tab/><text:tab/>Vrai si option1 et option2 sont vraies</text:p>
      <text:p text:style-name="P6">option1 -o option2<text:tab/><text:tab/>Vrai si option1 ou option2 est vraie</text:p>
      <text:p text:style-name="P6"/>
      <text:p text:style-name="P6"/>
      <text:p text:style-name="P6"/>
      <text:p text:style-name="P7">Affichez le manuel de la commande test</text:p>
      <text:p text:style-name="P6"/>
      <text:p text:style-name="P8">man test</text:p>
      <text:p text:style-name="P6"/>
      <text:p text:style-name="P6"/>
      <text:p text:style-name="P6"/>
      <text:p text:style-name="P7">Dans ~, enregistrez sous le nom « scriptdialogue » un fichier de script qui demande à l’utilisateur s’il (si elle) est étudiant(e) en informatique, puis qui répond : « Parfait, étudiez l’administration des systèmes UNIX » si la réponse est « oui », « Très bien, utilisez les logiciels libres, moins onéreux » si la réponse est « non », et « Si vous n’en avez pas, équipez-vous d’un ordinateur » dans le cas d’une autre réponse</text:p>
      <text:p text:style-name="P6"><text:soft-page-break/></text:p>
      <text:p text:style-name="P8">gedit scriptdialogue</text:p>
      <text:p text:style-name="P8"/>
      <text:p text:style-name="P9">#!/bin/bash</text:p>
      <text:p text:style-name="P9"># Un script qui dialogue</text:p>
      <text:p text:style-name="P9"/>
      <text:p text:style-name="P9"><text:span text:style-name="T9">echo</text:span></text:p>
      <text:p text:style-name="P9"><text:span text:style-name="T9">echo -n "Hello ! </text:span>Etes-vous etudiant(e) en informatique ? <text:span text:style-name="T8">"</text:span></text:p>
      <text:p text:style-name="P9"><text:span text:style-name="T8">read reponse</text:span></text:p>
      <text:p text:style-name="P9"><text:span text:style-name="T8">echo</text:span></text:p>
      <text:p text:style-name="P9"><text:span text:style-name="T8">if [ "$reponse" = "oui" ]</text:span></text:p>
      <text:p text:style-name="P9">then</text:p>
      <text:p text:style-name="P9"><text:tab/>echo "Parfait, etudiez l’administration des systemes UNIX"</text:p>
      <text:p text:style-name="P9">elif [ "$reponse" = "non" ]</text:p>
      <text:p text:style-name="P9">then</text:p>
      <text:p text:style-name="P9"><text:tab/>echo "Tres bien, utilisez les logiciels libres, moins onereux"</text:p>
      <text:p text:style-name="P9">else</text:p>
      <text:p text:style-name="P9"><text:tab/>echo "Si vous n’en avez pas, equipez-vous d’un ordinateur"</text:p>
      <text:p text:style-name="P9">fi</text:p>
      <text:p text:style-name="P9">echo</text:p>
      <text:p text:style-name="P6"/>
      <text:p text:style-name="P6"/>
      <text:p text:style-name="P6"/>
      <text:p text:style-name="P7">Exécutez un dump du fichier scriptdialogue sur le terminal</text:p>
      <text:p text:style-name="P6"/>
      <text:p text:style-name="P8">cat scriptdialogue</text:p>
      <text:p text:style-name="P6"/>
      <text:p text:style-name="P6"/>
      <text:p text:style-name="P6"/>
      <text:p text:style-name="P7">Lancez un shell bash qui exécute scriptdialogue</text:p>
      <text:p text:style-name="P6"/>
      <text:p text:style-name="P8">bash scriptdialogue</text:p>
      <text:p text:style-name="P8"/>
      <text:p text:style-name="P8">oui</text:p>
      <text:p text:style-name="P6"/>
      <text:p text:style-name="P8">bash scriptdialogue</text:p>
      <text:p text:style-name="P8"/>
      <text:p text:style-name="P8">non</text:p>
      <text:p text:style-name="P6"/>
      <text:p text:style-name="P8">bash scriptdialogue</text:p>
      <text:p text:style-name="P8"/>
      <text:p text:style-name="P8">xxx</text:p>
      <text:p text:style-name="P6"/>
      <text:p text:style-name="P6"/>
      <text:p text:style-name="P6"/>
      <text:p text:style-name="P7">Dans ~, enregistrez sous le nom « scriptdialogue2 » un fichier de script qui contient une version améliorée du script précédent, acceptant les réponses : « oui », « o », « yes », « y », d’une part, « non », « no », « n », d’autre part, ou toute autre réponse</text:p>
      <text:p text:style-name="P6"/>
      <text:p text:style-name="P8">gedit scriptdialogue2</text:p>
      <text:p text:style-name="P8"><text:soft-page-break/></text:p>
      <text:p text:style-name="P9">#!/bin/bash</text:p>
      <text:p text:style-name="P9"># Un second script qui dialogue</text:p>
      <text:p text:style-name="P9"/>
      <text:p text:style-name="P9"><text:span text:style-name="T9">echo</text:span></text:p>
      <text:p text:style-name="P9"><text:span text:style-name="T9">echo -n "Hello ! </text:span>Etes-vous etudiant(e) en informatique ? <text:span text:style-name="T8">"</text:span></text:p>
      <text:p text:style-name="P9"><text:span text:style-name="T8">read reponse</text:span></text:p>
      <text:p text:style-name="P9"><text:span text:style-name="T8">echo</text:span></text:p>
      <text:p text:style-name="P9"><text:span text:style-name="T8">if [ "$reponse" = "oui" -o "$reponse" = "o" -o "$reponse" = "yes" -o "$reponse" = "y" ]</text:span></text:p>
      <text:p text:style-name="P9">then</text:p>
      <text:p text:style-name="P9"><text:tab/>echo "Parfait, etudiez l’administration des systemes UNIX"</text:p>
      <text:p text:style-name="P9"><text:span text:style-name="T8">elif [ "$reponse" = "non" -o "$reponse" = "no" -o "$reponse" = "n" ]</text:span></text:p>
      <text:p text:style-name="P9">then</text:p>
      <text:p text:style-name="P9"><text:tab/>echo "Tres bien, utilisez les logiciels libres, moins onereux"</text:p>
      <text:p text:style-name="P9">else</text:p>
      <text:p text:style-name="P9"><text:tab/>echo "Si vous n’en avez pas, equipez-vous d’un ordinateur"</text:p>
      <text:p text:style-name="P9">fi</text:p>
      <text:p text:style-name="P9">echo</text:p>
      <text:p text:style-name="P6"/>
      <text:p text:style-name="P6"/>
      <text:p text:style-name="P6"/>
      <text:p text:style-name="P7">Exécutez un dump du fichier scriptdialogue2 sur le terminal</text:p>
      <text:p text:style-name="P6"/>
      <text:p text:style-name="P8">cat scriptdialogue2</text:p>
      <text:p text:style-name="P6"/>
      <text:p text:style-name="P6"/>
      <text:p text:style-name="P6"/>
      <text:p text:style-name="P7">Lancez un shell bash qui exécute scriptdialogue2</text:p>
      <text:p text:style-name="P6"/>
      <text:p text:style-name="P8">bash scriptdialogue2</text:p>
      <text:p text:style-name="P8"/>
      <text:p text:style-name="P8">oui</text:p>
      <text:p text:style-name="P6"/>
      <text:p text:style-name="P8">bash scriptdialogue2</text:p>
      <text:p text:style-name="P8"/>
      <text:p text:style-name="P8"><text:span text:style-name="T9">o</text:span></text:p>
      <text:p text:style-name="P10"/>
      <text:p text:style-name="P8"><text:span text:style-name="T9">bash scriptdialogue2</text:span></text:p>
      <text:p text:style-name="P11"/>
      <text:p text:style-name="P8"><text:span text:style-name="T9">yes</text:span></text:p>
      <text:p text:style-name="P10"/>
      <text:p text:style-name="P8">bash scriptdialogue2</text:p>
      <text:p text:style-name="P8"/>
      <text:p text:style-name="P8">y</text:p>
      <text:p text:style-name="P6"/>
      <text:p text:style-name="P8">bash scriptdialogue2</text:p>
      <text:p text:style-name="P8"/>
      <text:p text:style-name="P8">non</text:p>
      <text:p text:style-name="P6"/>
      <text:p text:style-name="P8">bash scriptdialogue2</text:p>
      <text:p text:style-name="P8"><text:soft-page-break/></text:p>
      <text:p text:style-name="P8">no</text:p>
      <text:p text:style-name="P6"/>
      <text:p text:style-name="P8">bash scriptdialogue2</text:p>
      <text:p text:style-name="P8"/>
      <text:p text:style-name="P8">n</text:p>
      <text:p text:style-name="P6"/>
      <text:p text:style-name="P8">bash scriptdialogue2</text:p>
      <text:p text:style-name="P8"/>
      <text:p text:style-name="P8">yyy</text:p>
      <text:p text:style-name="P6"/>
      <text:p text:style-name="P6"/>
      <text:p text:style-name="P6"/>
      <text:p text:style-name="P7">Déconnectez-vous</text:p>
      <text:p text:style-name="P6"/>
      <text:p text:style-name="P8">exit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ret Jacques</meta:initial-creator>
    <dc:creator>Piret Jacques</dc:creator>
    <meta:editing-cycles>1</meta:editing-cycles>
    <meta:creation-date>2015-11-26T14:53:00</meta:creation-date>
    <dc:date>2015-11-26T14:54:00</dc:date>
    <meta:editing-duration>PT1M</meta:editing-duration>
    <meta:generator>LibreOffice/5.1.6.2.0$Linux_X86_64 LibreOffice_project/10$Build-2</meta:generator>
    <meta:document-statistic meta:table-count="0" meta:image-count="0" meta:object-count="0" meta:page-count="11" meta:paragraph-count="258" meta:word-count="1885" meta:character-count="11047" meta:non-whitespace-character-count="9079"/>
    <meta:user-defined meta:name="AppVersion">14.0000</meta:user-defined>
    <meta:user-defined meta:name="Company">GI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